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20000000204B249CA79A42C6D7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fo:min-height="2.804cm" fo:min-width="0.847cm"/>
    </style:style>
    <style:style style:name="gr2" style:family="graphic" style:parent-style-name="standard">
      <style:graphic-properties draw:stroke="none" svg:stroke-color="#000000" draw:fill="none" draw:fill-color="#ffffff" fo:min-height="0.7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99ccff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" fo:font-size="2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Liberation Serif"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1.905cm" svg:height="4.318cm" svg:x="8.5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0.889cm" svg:height="0.954cm" svg:x="9.051cm" svg:y="3.094cm">
          <draw:text-box>
            <text:p><text:span text:style-name="T1">1</text:span></text:p>
          </draw:text-box>
        </draw:frame>
        <draw:frame draw:style-name="gr2" draw:text-style-name="P2" draw:layer="controls" svg:width="0.889cm" svg:height="0.954cm" svg:x="9.052cm" svg:y="4.094cm">
          <draw:text-box>
            <text:p><text:span text:style-name="T1">2</text:span></text:p>
          </draw:text-box>
        </draw:frame>
        <draw:frame draw:style-name="gr2" draw:text-style-name="P2" draw:layer="controls" svg:width="0.889cm" svg:height="0.954cm" svg:x="9.052cm" svg:y="5.094cm">
          <draw:text-box>
            <text:p><text:span text:style-name="T1">3</text:span></text:p>
          </draw:text-box>
        </draw:frame>
        <draw:custom-shape draw:style-name="gr1" draw:text-style-name="P1" draw:layer="controls" svg:width="1.905cm" svg:height="4.318cm" svg:x="11.8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0.889cm" svg:height="0.954cm" svg:x="12.251cm" svg:y="3.094cm">
          <draw:text-box>
            <text:p><text:span text:style-name="T1">A</text:span></text:p>
          </draw:text-box>
        </draw:frame>
        <draw:frame draw:style-name="gr2" draw:text-style-name="P2" draw:layer="controls" svg:width="0.889cm" svg:height="0.954cm" svg:x="12.252cm" svg:y="4.094cm">
          <draw:text-box>
            <text:p><text:span text:style-name="T1">B</text:span></text:p>
          </draw:text-box>
        </draw:frame>
        <draw:frame draw:style-name="gr2" draw:text-style-name="P2" draw:layer="controls" svg:width="0.889cm" svg:height="0.954cm" svg:x="12.252cm" svg:y="5.094cm">
          <draw:text-box>
            <text:p><text:span text:style-name="T1">C</text:span></text:p>
          </draw:text-box>
        </draw:frame>
        <draw:frame draw:style-name="gr2" draw:text-style-name="P2" draw:layer="controls" svg:width="0.889cm" svg:height="0.954cm" svg:x="12.252cm" svg:y="6.094cm">
          <draw:text-box>
            <text:p><text:span text:style-name="T1">D</text:span></text:p>
          </draw:text-box>
        </draw:frame>
        <draw:line draw:style-name="gr3" draw:text-style-name="P3" draw:layer="controls" svg:x1="9.763cm" svg:y1="3.54cm" svg:x2="12.43cm" svg:y2="3.54cm">
          <text:p/>
        </draw:line>
        <draw:line draw:style-name="gr3" draw:text-style-name="P3" draw:layer="controls" svg:x1="9.89cm" svg:y1="4.429cm" svg:x2="12.43cm" svg:y2="5.445cm">
          <text:p/>
        </draw:line>
        <draw:line draw:style-name="gr3" draw:text-style-name="P3" draw:layer="controls" svg:x1="9.89cm" svg:y1="5.445cm" svg:x2="12.43cm" svg:y2="6.461cm">
          <text:p/>
        </draw:line>
        <draw:custom-shape draw:style-name="gr1" draw:text-style-name="P1" draw:layer="controls" svg:width="1.905cm" svg:height="4.318cm" svg:x="14.9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0.889cm" svg:height="0.954cm" svg:x="15.451cm" svg:y="3.094cm">
          <draw:text-box>
            <text:p><text:span text:style-name="T1">1</text:span></text:p>
          </draw:text-box>
        </draw:frame>
        <draw:frame draw:style-name="gr2" draw:text-style-name="P2" draw:layer="controls" svg:width="0.889cm" svg:height="0.954cm" svg:x="15.452cm" svg:y="4.094cm">
          <draw:text-box>
            <text:p><text:span text:style-name="T1">2</text:span></text:p>
          </draw:text-box>
        </draw:frame>
        <draw:frame draw:style-name="gr2" draw:text-style-name="P2" draw:layer="controls" svg:width="0.889cm" svg:height="0.954cm" svg:x="15.452cm" svg:y="5.094cm">
          <draw:text-box>
            <text:p><text:span text:style-name="T1">3</text:span></text:p>
          </draw:text-box>
        </draw:frame>
        <draw:frame draw:style-name="gr2" draw:text-style-name="P2" draw:layer="controls" svg:width="0.889cm" svg:height="0.954cm" svg:x="15.452cm" svg:y="6.094cm">
          <draw:text-box>
            <text:p><text:span text:style-name="T1">4</text:span></text:p>
          </draw:text-box>
        </draw:frame>
        <draw:custom-shape draw:style-name="gr1" draw:text-style-name="P1" draw:layer="controls" svg:width="1.905cm" svg:height="4.318cm" svg:x="18.1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0.889cm" svg:height="0.954cm" svg:x="18.651cm" svg:y="3.094cm">
          <draw:text-box>
            <text:p><text:span text:style-name="T1">A</text:span></text:p>
          </draw:text-box>
        </draw:frame>
        <draw:frame draw:style-name="gr2" draw:text-style-name="P2" draw:layer="controls" svg:width="0.889cm" svg:height="0.954cm" svg:x="18.652cm" svg:y="4.094cm">
          <draw:text-box>
            <text:p><text:span text:style-name="T1">B</text:span></text:p>
          </draw:text-box>
        </draw:frame>
        <draw:frame draw:style-name="gr2" draw:text-style-name="P2" draw:layer="controls" svg:width="0.889cm" svg:height="0.954cm" svg:x="18.652cm" svg:y="5.094cm">
          <draw:text-box>
            <text:p><text:span text:style-name="T1">C</text:span></text:p>
          </draw:text-box>
        </draw:frame>
        <draw:frame draw:style-name="gr2" draw:text-style-name="P2" draw:layer="controls" svg:width="0.889cm" svg:height="0.954cm" svg:x="18.652cm" svg:y="6.094cm">
          <draw:text-box>
            <text:p><text:span text:style-name="T1">D</text:span></text:p>
          </draw:text-box>
        </draw:frame>
        <draw:line draw:style-name="gr3" draw:text-style-name="P3" draw:layer="controls" svg:x1="16.24cm" svg:y1="3.54cm" svg:x2="18.78cm" svg:y2="3.54cm">
          <text:p/>
        </draw:line>
        <draw:line draw:style-name="gr3" draw:text-style-name="P3" draw:layer="controls" svg:x1="16.24cm" svg:y1="4.556cm" svg:x2="18.78cm" svg:y2="5.445cm">
          <text:p/>
        </draw:line>
        <draw:line draw:style-name="gr3" draw:text-style-name="P3" draw:layer="controls" svg:x1="16.24cm" svg:y1="5.445cm" svg:x2="18.78cm" svg:y2="4.556cm">
          <text:p/>
        </draw:line>
        <draw:line draw:style-name="gr3" draw:text-style-name="P3" draw:layer="controls" svg:x1="16.24cm" svg:y1="6.461cm" svg:x2="18.78cm" svg:y2="6.461cm">
          <text:p/>
        </draw:line>
        <draw:frame draw:style-name="gr4" draw:text-style-name="P4" draw:layer="controls" svg:width="5.479cm" svg:height="0.762cm" svg:x="2.03cm" svg:y="7.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controls" svg:width="5.479cm" svg:height="0.762cm" svg:x="8.431cm" svg:y="7.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4" draw:layer="controls" svg:width="5.584cm" svg:height="0.762cm" svg:x="14.731cm" svg:y="7.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" draw:text-style-name="P1" draw:layer="layout" svg:width="1.905cm" svg:height="4.318cm" svg:x="2.143cm" svg:y="2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89cm" svg:height="0.954cm" svg:x="2.651cm" svg:y="3.095cm">
          <draw:text-box>
            <text:p><text:span text:style-name="T1">1</text:span></text:p>
          </draw:text-box>
        </draw:frame>
        <draw:frame draw:style-name="gr2" draw:text-style-name="P2" draw:layer="layout" svg:width="0.889cm" svg:height="0.954cm" svg:x="2.652cm" svg:y="4.095cm">
          <draw:text-box>
            <text:p><text:span text:style-name="T1">2</text:span></text:p>
          </draw:text-box>
        </draw:frame>
        <draw:frame draw:style-name="gr2" draw:text-style-name="P2" draw:layer="layout" svg:width="0.889cm" svg:height="0.954cm" svg:x="2.652cm" svg:y="5.095cm">
          <draw:text-box>
            <text:p><text:span text:style-name="T1">3</text:span></text:p>
          </draw:text-box>
        </draw:frame>
        <draw:frame draw:style-name="gr2" draw:text-style-name="P2" draw:layer="layout" svg:width="0.889cm" svg:height="0.954cm" svg:x="2.652cm" svg:y="6.095cm">
          <draw:text-box>
            <text:p><text:span text:style-name="T1">4</text:span></text:p>
          </draw:text-box>
        </draw:frame>
        <draw:custom-shape draw:style-name="gr1" draw:text-style-name="P1" draw:layer="layout" svg:width="1.905cm" svg:height="4.318cm" svg:x="5.343cm" svg:y="2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89cm" svg:height="0.954cm" svg:x="5.851cm" svg:y="3.095cm">
          <draw:text-box>
            <text:p><text:span text:style-name="T1">A</text:span></text:p>
          </draw:text-box>
        </draw:frame>
        <draw:frame draw:style-name="gr2" draw:text-style-name="P2" draw:layer="layout" svg:width="0.889cm" svg:height="0.954cm" svg:x="5.852cm" svg:y="4.095cm">
          <draw:text-box>
            <text:p><text:span text:style-name="T1">B</text:span></text:p>
          </draw:text-box>
        </draw:frame>
        <draw:frame draw:style-name="gr2" draw:text-style-name="P2" draw:layer="layout" svg:width="0.889cm" svg:height="0.954cm" svg:x="5.852cm" svg:y="5.095cm">
          <draw:text-box>
            <text:p><text:span text:style-name="T1">C</text:span></text:p>
          </draw:text-box>
        </draw:frame>
        <draw:line draw:style-name="gr3" draw:text-style-name="P3" draw:layer="layout" svg:x1="3.44cm" svg:y1="3.541cm" svg:x2="5.98cm" svg:y2="3.541cm">
          <text:p/>
        </draw:line>
        <draw:line draw:style-name="gr3" draw:text-style-name="P3" draw:layer="layout" svg:x1="3.44cm" svg:y1="4.557cm" svg:x2="5.98cm" svg:y2="5.446cm">
          <text:p/>
        </draw:line>
        <draw:line draw:style-name="gr3" draw:text-style-name="P3" draw:layer="layout" svg:x1="3.44cm" svg:y1="5.446cm" svg:x2="5.98cm" svg:y2="4.557cm">
          <text:p/>
        </draw:line>
        <draw:line draw:style-name="gr3" draw:text-style-name="P3" draw:layer="layout" svg:x1="3.44cm" svg:y1="6.462cm" svg:x2="5.953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729fcf" draw:fill-gradient-name="Gradient_20_8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3.2$Linux_X86_64 LibreOffice_project/00m0$Build-2</meta:generator>
    <dc:date>2018-09-04T21:23:54.526496514</dc:date>
    <meta:editing-duration>PT40M39S</meta:editing-duration>
    <meta:editing-cycles>12</meta:editing-cycles>
    <meta:document-statistic meta:object-count="42"/>
  </office:meta>
</office:document-meta>
</file>

<file path=Object 1/content.xml><?xml version="1.0" encoding="utf-8"?>
<math xmlns="http://www.w3.org/1998/Math/MathML" display="block">
  <semantics>
    <mrow>
      <mrow>
        <mo fence="true" stretchy="false">|</mo>
        <mrow>
          <mstyle mathvariant="sans-serif">
            <mi>source</mi>
          </mstyle>
        </mrow>
        <mo fence="true" stretchy="false">|</mo>
      </mrow>
      <mo stretchy="false">&gt;</mo>
      <mrow>
        <mo fence="true" stretchy="false">|</mo>
        <mrow>
          <mstyle mathvariant="sans-serif">
            <mi>target</mi>
          </mstyle>
        </mrow>
        <mo fence="true" stretchy="false">|</mo>
      </mrow>
    </mrow>
    <annotation encoding="StarMath 5.0">lline font sans source rline &gt; lline font sans target rline</annotation>
  </semantics>
</math>
</file>

<file path=Object 2/content.xml><?xml version="1.0" encoding="utf-8"?>
<math xmlns="http://www.w3.org/1998/Math/MathML" display="block">
  <semantics>
    <mrow>
      <mrow>
        <mo fence="true" stretchy="false">|</mo>
        <mrow>
          <mstyle mathvariant="sans-serif">
            <mi>source</mi>
          </mstyle>
        </mrow>
        <mo fence="true" stretchy="false">|</mo>
      </mrow>
      <mo stretchy="false">&lt;</mo>
      <mrow>
        <mo fence="true" stretchy="false">|</mo>
        <mrow>
          <mstyle mathvariant="sans-serif">
            <mi>target</mi>
          </mstyle>
        </mrow>
        <mo fence="true" stretchy="false">|</mo>
      </mrow>
    </mrow>
    <annotation encoding="StarMath 5.0">lline font sans source rline &lt; lline font sans target rline</annotation>
  </semantics>
</math>
</file>

<file path=Object 3/content.xml><?xml version="1.0" encoding="utf-8"?>
<math xmlns="http://www.w3.org/1998/Math/MathML" display="block">
  <semantics>
    <mrow>
      <mrow>
        <mo fence="true" stretchy="false">|</mo>
        <mrow>
          <mstyle mathvariant="sans-serif">
            <mi>source</mi>
          </mstyle>
        </mrow>
        <mo fence="true" stretchy="false">|</mo>
      </mrow>
      <mo stretchy="false">=</mo>
      <mrow>
        <mo fence="true" stretchy="false">|</mo>
        <mrow>
          <mstyle mathvariant="sans-serif">
            <mi>target</mi>
          </mstyle>
        </mrow>
        <mo fence="true" stretchy="false">|</mo>
      </mrow>
    </mrow>
    <annotation encoding="StarMath 5.0">lline font sans source rline = lline font sans target rline</annotation>
  </semantics>
</math>
</file>